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ARL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garose</text:p>
          </table:table-cell>
          <table:table-cell office:value-type="string" calcext:value-type="string">
            <text:p>Alginate</text:p>
          </table:table-cell>
          <table:table-cell office:value-type="string" calcext:value-type="string">
            <text:p>Carrageenan</text:p>
          </table:table-cell>
          <table:table-cell office:value-type="string" calcext:value-type="string">
            <text:p>AgaroseAlginate</text:p>
          </table:table-cell>
          <table:table-cell office:value-type="string" calcext:value-type="string">
            <text:p>AgaroseCarrageenan</text:p>
          </table:table-cell>
          <table:table-cell office:value-type="string" calcext:value-type="string">
            <text:p>Chitin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RO</text:p>
          </table:table-cell>
          <table:table-cell office:value-type="float" office:value="0.76728980922251" calcext:value-type="float">
            <text:p>0.76728980922251</text:p>
          </table:table-cell>
          <table:table-cell office:value-type="float" office:value="0.728846866889136" calcext:value-type="float">
            <text:p>0.728846866889136</text:p>
          </table:table-cell>
          <table:table-cell office:value-type="float" office:value="0.73713820416019" calcext:value-type="float">
            <text:p>0.73713820416019</text:p>
          </table:table-cell>
          <table:table-cell office:value-type="float" office:value="0.743539482230677" calcext:value-type="float">
            <text:p>0.743539482230677</text:p>
          </table:table-cell>
          <table:table-cell office:value-type="float" office:value="0.71301247771836" calcext:value-type="float">
            <text:p>0.71301247771836</text:p>
          </table:table-cell>
          <table:table-cell office:value-type="float" office:value="0.723005494739532" calcext:value-type="float">
            <text:p>0.723005494739532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LA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garose</text:p>
          </table:table-cell>
          <table:table-cell office:value-type="string" calcext:value-type="string">
            <text:p>Alginate</text:p>
          </table:table-cell>
          <table:table-cell office:value-type="string" calcext:value-type="string">
            <text:p>Carrageenan</text:p>
          </table:table-cell>
          <table:table-cell office:value-type="string" calcext:value-type="string">
            <text:p>AgaroseAlginate</text:p>
          </table:table-cell>
          <table:table-cell office:value-type="string" calcext:value-type="string">
            <text:p>AgaroseCarrageenan</text:p>
          </table:table-cell>
          <table:table-cell office:value-type="string" calcext:value-type="string">
            <text:p>Chitin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RO</text:p>
          </table:table-cell>
          <table:table-cell office:value-type="float" office:value="0.733240611961057" calcext:value-type="float">
            <text:p>0.733240611961057</text:p>
          </table:table-cell>
          <table:table-cell office:value-type="float" office:value="0.72327624674945" calcext:value-type="float">
            <text:p>0.72327624674945</text:p>
          </table:table-cell>
          <table:table-cell office:value-type="float" office:value="0.762193251533742" calcext:value-type="float">
            <text:p>0.762193251533742</text:p>
          </table:table-cell>
          <table:table-cell office:value-type="float" office:value="0.713612791702679" calcext:value-type="float">
            <text:p>0.713612791702679</text:p>
          </table:table-cell>
          <table:table-cell office:value-type="float" office:value="0.720318515507305" calcext:value-type="float">
            <text:p>0.720318515507305</text:p>
          </table:table-cell>
          <table:table-cell office:value-type="float" office:value="0.718241528586356" calcext:value-type="float">
            <text:p>0.718241528586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2:49:00.311998695</meta:creation-date>
    <dc:date>2025-03-18T13:04:36.290729913</dc:date>
    <meta:editing-duration>PT4M30S</meta:editing-duration>
    <meta:editing-cycles>2</meta:editing-cycles>
    <meta:generator>LibreOffice/24.2.7.2$Linux_X86_64 LibreOffice_project/420$Build-2</meta:generator>
    <meta:document-statistic meta:table-count="1" meta:cell-count="56" meta:object-count="0"/>
  </office:meta>
</office:document-meta>
</file>